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, verdana, sans-serif, 'Lucida Sans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1f89b" officeooo:paragraph-rsid="0011f89b"/>
    </style:style>
    <style:style style:name="P3" style:family="paragraph" style:parent-style-name="Standard">
      <style:paragraph-properties fo:margin-left="0.4917in" fo:margin-right="0in" fo:text-indent="0in" style:auto-text-indent="false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font-variant="normal" fo:text-transform="none" fo:color="#000000" style:font-name="tahoma" fo:font-size="8.25pt" fo:letter-spacing="normal" fo:font-style="normal" fo:font-weight="bold" style:font-weight-asian="bold"/>
    </style:style>
    <style:style style:name="T5" style:family="text">
      <style:text-properties fo:font-variant="normal" fo:text-transform="none" fo:color="#000000" style:font-name="tahoma" fo:font-size="8.25pt" fo:letter-spacing="normal" fo:font-style="normal" fo:font-weight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1. нужно сделать перелистывание слайд-шоу домашней странице чуть помедленней. </text:span><text:span text:style-name="T1"><text:line-break/></text:span><text:span text:style-name="T5">2. когда заходишь в подменю галереи типа Квартиры, фотографии отображаются вертикально, а должны горизонтально, как в макете</text:span><text:span text:style-name="T4">.<text:line-break/></text:span><text:span text:style-name="T5">3. везде убрать прозрачность картинок</text:span><text:span text:style-name="T4"><text:line-break/></text:span><text:span text:style-name="T5">4. Нижняя надпись летает по всему полю сайта, в том числе наверху — исправить)<text:line-break/>5. В версии для большого экрана левое меню отлетает от картинок слишком далеко. Вот принт скрин с моего монитора:<text:line-break/>6. Заполнить вкладку "О нас" Вот текст и фотографии:<text:line-break/><text:line-break/>Если возникнут вопросы, звони в любое время 8(921) 339-62-80</text:span></text:p>
      <text:p text:style-name="P2"><text:a xlink:type="simple" xlink:href="https://vk.com/doc191120_373121798?hash=78feaa6dc8d9eb878b&amp;dl=e6fe1edb5c9990c024" text:style-name="Internet_20_link" text:visited-style-name="Visited_20_Internet_20_Link">https://vk.com/doc191120_373121798?hash=78feaa6dc8d9eb878b&amp;dl=e6fe1edb5c9990c024</text:a><text:span text:style-name="T5"><text:line-break/>https://vk.com/doc191120_373121784?hash=adfbe6267abea5d4d5&amp;dl=260b660878c3770bb0</text:span></text:p>
      <text:p text:style-name="P4"><text:span text:style-name="T1">Когда открываешь вкладку "О нас", фотографий нет, только подменю "Алексей Филиппов", "Татьяна Суслова", "Туомо Кямппи" и "Команда" подпись:</text:span></text:p>
      <text:p text:style-name="Standard"><text:s text:c="14"/><text:span text:style-name="T3">Bionic</text:span><text:span text:style-name="T1"> </text:span><text:span text:style-name="T3">Interior</text:span><text:span text:style-name="T1"> </text:span><text:span text:style-name="T3">lab</text:span><text:span text:style-name="T1"> </text:span><text:s/>"В 2009-м к нам пришло понимание, что форма жилого пространства, продиктованная устаревшей парадигмой строительства и возможностями производства, безнадежно устарела. Интерьер должен всецело подчиниться природе и характеру человека", - эта идея вдохновила на создание дизайн-студии <text:span text:style-name="T2">Bionic</text:span> <text:span text:style-name="T2">Interior</text:span> <text:span text:style-name="T2">lab</text:span>. В 2012-м году интерьер, выполненный с использованием параметрической (биоморфной) геометрии занял <text:span text:style-name="T2">I</text:span> место на международном конкурсе <text:span text:style-name="T2">Hansgrohe</text:span>. Кроме этого, реализовано множество частных и общественных интерьеров в различных стилях. </text:p>
      <text:p text:style-name="Standard"><text:span text:style-name="T1">Если нажать подменю "Алексей Филиппов", появляется его фото и надпись</text:span></text:p>
      <text:p text:style-name="P3"><text:span text:style-name="T1">Р</text:span>одился в 1984 году в Ленинграде. С пяти лет обучался рисунку, живописи и композиции в художественной мастерской отца. В 1998 году окончил художественное отделение Школы Искусств им. Свиридова, а в 2001 с отличием экзаменовался в художественном лицее № 190. Начал карьеру промдизайнера, поступив в 2001 году в СПбГХПА им. Мухиной, где проектировал эко-транспорт и элементы городской среды. Однако на 5-м курсе понял, что интереснее заниматься интерьером. С 2006-го года выполнил ряд проектов в различных стилях - от барокко (частный дом в Сестрорецке 3500 кв.м.) до эко-стиля и бионики (ресторан Cha-cha в Калининграде и бутик VitaliV в Риме). В 2009-м основал дизайн-студию Bionic Interior Lab, основной идеей которой стало создание интерьеров с использованием природных форм, так называемый бионический стиль. Приобщение к искусству с ранних лет привило Алексею утонченный вкус, а эстетическое самовоспитание - собственный стиль в работе. Основной упор в работе Алексей делает на результат, и чтобы не случилось, сколько времени и сил бы ни понадобилось - результат будет того стоить.</text:p>
      <text:p text:style-name="Standard">- <text:s/>"Моя цель - создавать пространство вокруг человека, в котором он сможет испытать <text:s/>чувство гармонии. Каждая деталь интерьера, начиная с планировки, <text:s/>должна заключать концепцию самой Природы. Это находит отражение не только в использовании натуральных материалов и цветов, но и в композиции интерьера."</text:p>
      <text:p text:style-name="P1"/>
      <text:p text:style-name="Standard"><text:span text:style-name="T1">Если нажать подменю "Татьяна Суслова", появляется ее фото и надпись</text:span></text:p>
      <text:p text:style-name="P3"><text:span text:style-name="T1">Р</text:span>одилась в 1983 году в Хабаровске. С семи лет жила в Крыму, где закончила Феодосийскую художественную школу. В 2005-м году в Петербурге защитила диплом на кафедре Организационной психологии РГПУ им. Герцена по теме "Цветовые предпочтения человека в зависимости от типа темперамента". Параллельно окончила курсы Дизайна интерьера в Архитектурно-строительном колледже. В 2011-м получила второе высшее образование в СПбГПУ по специальности Менеджмент организаций и присоединилась к Bionic interior lab. Татьяна обладает удивительной способностью внимательно слушать, понимать человека с полуслова и <text:soft-page-break/>налету схватывать его мысли. Возможно, в этом ей помогает психологическое образование. Наряду с творческими талантами, Татьяна имеет уникальный математический склад ума, что позволяет ей не только успешно вести внутреннюю бухгалтерию, но и совершать точнейшие расчеты в смете проекта, а также скрупулезно вести финансово-документальную отчетность <text:s/>перед заказчиком в ходе комплектации объекта мебелью, оборудованием и отделочными материалами. </text:p>
      <text:p text:style-name="Standard">--"Я убеждена, что ремонт может быть приятным и предсказуемым, а создание интерьера подарит радость творчества и даже поможет узнать о себе что-то новое."</text:p>
      <text:p text:style-name="Standard"><text:s text:c="15"/><text:span text:style-name="T1">Команда</text:span> <text:span text:style-name="T1">(без фотографии)</text:span> </text:p>
      <text:p text:style-name="Standard">Нам повезло работать вместе с потрясающими людьми различных специальностей - от инжиниринга и строительства, до художественной мозаики, ковки, витража, монументальной росписи и резьбы по дереву. Это уникальные люди, лучшие в своей профессии, разделяющие нашу страсть к своему делу.</text:p>
      <text:p text:style-name="Standard">Мы не производим серийных проектов <text:s/>и не ведём <text:s/>10 объектов одновременно, потому что стремимся уделить максимальное внимание каждому заказчику. Мы работаем над проектом <text:s/>до тех пор, пока заказчик не приходит в восторг от своего будущего интерьера. Потом самым активным образом помогаем строителям реализовать проект именно таким, каким он был задуман, тщательно подбираем мебель и декор. А затем, даже несколько лет спустя после сдачи объекта, мы с удовольствием соглашаемся помочь в подборе аксессуаров и предметов искусства, а также рекомендуем специалистов в реставрации мебели, химчистки и других сервисных служб.</text:p>
      <text:p text:style-name="Standard"><text:span text:style-name="T1"><text:s text:c="12"/>Туомо Ээлис Кямппи (без фотографии)</text:span></text:p>
      <text:p text:style-name="Standard">один из лучших строителей в Петербурге. Ремонт в исполнении его бригады отличается непревзойденным качеством. </text:p>
      <text:p text:style-name="Standard"/>
      <text:p text:style-name="Standard"/>
      <text:p text:style-name="Standard">Сделать этот раздел редактируемым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arial, verdana, sans-serif, 'Lucida Sans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editing-cycles>3</meta:editing-cycles>
    <meta:creation-date>2015-03-06T09:33:00</meta:creation-date>
    <dc:date>2015-03-23T16:03:07.627033464</dc:date>
    <meta:editing-duration>PT6M12S</meta:editing-duration>
    <meta:generator>LibreOffice/4.3.6.2$Linux_X86_64 LibreOffice_project/430m0$Build-2</meta:generator>
    <meta:document-statistic meta:table-count="0" meta:image-count="0" meta:object-count="0" meta:page-count="3" meta:paragraph-count="16" meta:word-count="699" meta:character-count="5266" meta:non-whitespace-character-count="45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